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1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9</text:p>
      <text:p text:style-name="P2">Month<text:tab/><text:tab/><text:tab/><text:tab/><text:tab/><text:tab/>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 contrast between 1789 in France/</text:p>
      <text:p text:style-name="P5">&amp; 1789 in America (/)1889/</text:p>
      <text:p text:style-name="P5"/>
      <text:p text:style-name="P4">[Page 1]</text:p>
      <text:p text:style-name="P4">Brethren. <text:s/>Innumerable are the important events <text:span text:style-name="T2">which</text:span><text:span text:style-name="T4"> that the world/ has witnessed during the age of startling discoveries/ and inventions, in which we live. <text:s/>But of all occur-/-rences that happened two have affected mankind most strikingly./ <text:s/>They have just called forth national celebrations./ <text:s/>How very different, however, those two events in their/ surroundings, and how different in their results as/ regards the Jewish people! <text:s/>I have read that in/ 1789 when the Bastille--tyranny's stronghold--was/ stormed by enraged insurgents, its keys were/ sent to America, to be finally deposited in the/ Capitol of the city, which bears the name of America's great-/-est son. <text:s/>If so, let them remain there as a trophy/ of popular self-avenging. <text:s/>But the tearing down/ of the fortress, where persons suspected of political/ offences were mysteriously put away, was not/ the Bunker hill of France. <text:s/>The freedom which/ the country between the Alps and the Pyrenees/ tried to rival one hundred years ago, had </text:span><text:span text:style-name="T2">nothing</text:span><text:span text:style-name="T4"> little/ in common in the working out of its system with that/ which the genius of George Washington blissfully/</text:span></text:p>
      <text:p text:style-name="P4"><text:span text:style-name="T4"/></text:p>
      <text:p text:style-name="P4"><text:span text:style-name="T4">[Page 2]</text:span></text:p>
      <text:p text:style-name="P4"><text:span text:style-name="T4">wrought for the United States. <text:s/>The/ situation was unlike because European traditions made it so, and because the temper of men's/ mind was so, hence the means employed were/ altogether unlike. <text:s/>Here, liberty was purchased/ by the blood of the </text:span><text:span text:style-name="T2">ba</text:span><text:span text:style-name="T4"> brave, </text:span><text:span text:style-name="T2">sacredly</text:span><text:span text:style-name="T4"> gladly shed upon/ the field of pure </text:span><text:soft-page-break/><text:span text:style-name="T4">patriotism, there, a reign of/ terror preceded liberty, and caused streams of inno-/-cent blood to flow despotically in the name of/ liberty. <text:s/>Here the stars and stripes symbolized/ humanity, there the red, white and blue meant/ </text:span><text:span text:style-name="T2">for a time</text:span><text:span text:style-name="T4"> the guillotine. <text:s/>The bitterest opponents/ of royal claims and aristocratic pretentions[sic!] cannot/ but shrink with horror at the account of dark/ deeds which [?] blackened the pages of/ the </text:span><text:span text:style-name="T2">revolutionary</text:span><text:span text:style-name="T4"> history of revolutionary France./</text:span></text:p>
      <text:p text:style-name="P4"><text:span text:style-name="T4">As to the Israelites who dwelt there at about/ that period in small numbers, having attempted/ stealthily to return every now and then, since their/ expulsion under Phillip the Fair in the beginning of/ the fourteenth century,--indignities met them on/ all sides. <text:s/>Compelled to pay a capitation tax, as/ if they were beasts of burden, forced to live apart/</text:span></text:p>
      <text:p text:style-name="P4"><text:span text:style-name="T4"/></text:p>
      <text:p text:style-name="P4"><text:span text:style-name="T4">[Page 3]</text:span></text:p>
      <text:p text:style-name="P4"><text:span text:style-name="T4">from the rest of the community, they were/ publicly looked upon with contempt as intruding/ aliens. <text:s/></text:span><text:span text:style-name="T2">Strange</text:span><text:span text:style-name="T4"> Anomalous as it may seem, the famous/ Voltaire, quoted for his liberal </text:span><text:span text:style-name="T2">ideas</text:span><text:span text:style-name="T4"> views, had not a/ kind word for an ill-used race. <text:s/>In his multi-/-farious writings, rudeness and invectives against/ the Hebrews are </text:span><text:span text:style-name="T2"><text:s/>easily traced.</text:span><text:span text:style-name="T4"> deliberately indulged in. <text:s/>He did them and/ their books wanton injustice, and strange to say, it was left to/ a christian churchman--L'Abbe' Guen</text:span><text:span text:style-name="T5">é</text:span><text:span text:style-name="T6">e--to ex-/-pose the inveterate prejudice of the great poet and/ essayist and novelist, and prove his actual ignorance of/ our history and literature. <text:s/>The good priest </text:span><text:span text:style-name="T3">did so</text:span><text:span text:style-name="T6"> accomplished that/ task in a series of epistles under the assumed title of/ "letters of certain Jews to Monsieur Voltaire." <text:s/>But/ the highest merit of having championed the cause/ of </text:span><text:span text:style-name="T3">the Jews</text:span><text:span text:style-name="T6"> our brethren in France, and advocated their emanci-/-pation is due to another Christian prelate. <text:s/>Eleven/ years before the agitations which culminated into/ the revolution of 1789 began to break out, L'Abbe' Gregoire/ had the courage to publish a work on "the ame-/-lioration of the condition of the Jews."/</text:span></text:p>
      <text:p text:style-name="P4"><text:span text:style-name="T6"/></text:p>
      <text:p text:style-name="P4"><text:span text:style-name="T6">[Page 4]</text:span></text:p>
      <text:p text:style-name="P4"><text:span text:style-name="T6">He was not single-handed in the praiseworthy/ undertaking, others </text:span><text:span text:style-name="T3">raised arose in</text:span><text:span text:style-name="T6"> helped to vindicate </text:span><text:span text:style-name="T3">of</text:span><text:span text:style-name="T6"> justice, but he pleaded with such logical/ force, such </text:span><text:span text:style-name="T3">humanitarian</text:span><text:span text:style-name="T6"> broad sentiments and so un-/-waveringly that he deserves signally to be pointed/ out. <text:s/>He asked for the Jews equality before/ the laws of the land, their political promotion,/ their acknowledged right to find wide open every/ avenue which might lead to their industrial/ prosperity. <text:s/>He never changed sides, when/ France, mad with fanatical atheism, persecuted/ all phases of religion, and terrorized some who/ had ministered </text:span><text:span text:style-name="T3">in</text:span><text:span text:style-name="T6"> at the </text:span><text:span text:style-name="T3">Church</text:span><text:span text:style-name="T6"> altar, into a bending before/ the false goddess Reason. <text:s/>L' Abbe' Gregoire/ kept firm to his convictions. <text:s/>Uncompromi-/-singly democratic, he refused even to bow to the/ will of Napoleon Bonaparte, when the wily Corsican dared change/ the consulate into an empire. <text:s/>We, as Israelites,/ owe that prelate gratitude, and our coreligionists/ of France, holding him in kind remembrance, con-/-tributed largely a few years ago, when a monu-/-ment in honor of L' Abbe' Gregoire was raised at Lune-/-ville, near which city he was born./</text:span></text:p>
      <text:p text:style-name="P4"><text:span text:style-name="T6"/></text:p>
      <text:p text:style-name="P4"><text:span text:style-name="T6">[Page 5]</text:span></text:p>
      <text:p text:style-name="P4"><text:span text:style-name="T6">But in America of 1789, when the father/ of his country </text:span><text:span text:style-name="T3">[?]</text:span><text:span text:style-name="T6"> swore </text:span><text:span text:style-name="T3">jealously</text:span><text:span text:style-name="T6"> in all solemnity to </text:span><text:span text:style-name="T3">keep a</text:span><text:span text:style-name="T6"> vigi-/-lantly </text:span><text:span text:style-name="T3">eye on</text:span><text:span text:style-name="T6"> watch over the palladium of </text:span><text:span text:style-name="T3">liberty</text:span><text:span text:style-name="T6"> freedom the Consti-/-tution--the Jew had no need of an Abbe' Gregoire./ <text:s/>The chiming of the bell on the Philadelphia State/ house, which 15 years before had rung "liberty throughout the land/ unto all the inhabitants thereof," </text:span><text:span text:style-name="T3">was</text:span><text:span text:style-name="T6"> had </text:span><text:span text:style-name="T3">already</text:span><text:span text:style-name="T6"> been the soul-cheer-/-ing announcement of </text:span><text:span text:style-name="T3">his</text:span><text:span text:style-name="T6"> our emancipation. <text:s/>It was/ not by hard struggles and fierce parliamentary/ debates, and the convening of a would be Sunhe-/-drin under the auspices of an insatiably ambitions/ emperor, that </text:span><text:span text:style-name="T3">Israelites</text:span><text:span text:style-name="T6"> Hebrews gained human rights in/ the United States. <text:s/>The declaration which al-/-lowed all the pursuit of happiness, invited them/ to the feast of sober Reason, not of intoxicated/ Altruism. <text:s/>Hence, no country in the world has/ seen in a single century so vast an increase of/ Jewish population as free America. <text:s/>One of her/ cities alone contains more than twice the </text:span><text:soft-page-break/><text:span text:style-name="T6">number of all the Jews throughout France. <text:s/>Unham-/-pered in their undertakings, they have reached a degree/ of prosperity scarcely equalled[sic!] anywhere, regarding/</text:span></text:p>
      <text:p text:style-name="P4"><text:span text:style-name="T6"/></text:p>
      <text:p text:style-name="P4"><text:span text:style-name="T6">[Page 6]</text:span></text:p>
      <text:p text:style-name="P4"><text:span text:style-name="T6">the number of those who have attained it./ <text:s/>If in some State, like New Hampshire, the privilege/ of holding municipal offices had formerly been/ </text:span><text:span text:style-name="T3">denied to</text:span><text:span text:style-name="T6"> withheld from the Israelite, the proscriptive ruel/ was expunged from the statute book! <text:s/>At all events, the Hebrews/ who might have settled there, </text:span><text:span text:style-name="T3">if any existed</text:span><text:span text:style-name="T6"> were not subjected to moles-/-tation, any more than in </text:span><text:span text:style-name="T3">any</text:span><text:span text:style-name="T6"> whatever part of these far-reaching climes. <text:s/>While even this day in Republican France a/ Drumond may issue a second edition of his out-/-rageous book, here the </text:span><text:span text:style-name="T3">obscure</text:span><text:span text:style-name="T6"> anonymous scribbler who/ plagiarized Drumond finds his stupid concoctions/ stopped short, as </text:span><text:span text:style-name="T3">a libel against</text:span><text:span text:style-name="T6"> an unwarrantable attack on an integral portion/ of the American nation. <text:s/>Let Jews inhabiting the/ fair country upon the Seine and the Loire celebrate the fall/ of the Bastille with a splendid international exposition./ <text:s/>We send them greetings and wish them happiness, but,/ as Jews, we have had </text:span><text:span text:style-name="T3">greater</text:span><text:span text:style-name="T6"> a juster cause to commemorate/ in devotional union the uplifting into the first/ Presidential dignity of the man who so </text:span><text:span text:style-name="T3">answered</text:span><text:span text:style-name="T6"> responded to the/ </text:span><text:span text:style-name="T3">Israelites</text:span><text:span text:style-name="T6"> congratulatory address of Savannah </text:span><text:span text:style-name="T3">after having taken his oath</text:span><text:span text:style-name="T6"> Israelites:/ "May the same wonder-working Deity who long/ since delivered the Hebrews from their Egyptian/</text:span></text:p>
      <text:p text:style-name="P4"><text:span text:style-name="T6"/></text:p>
      <text:p text:style-name="P4"><text:span text:style-name="T6">[Page 7]</text:span></text:p>
      <text:p text:style-name="P4"><text:span text:style-name="T6">oppressors, planted them in a promised land, &amp;/ whose Providential agency has lately been conspicuous/ in establishing these United States as an independent/ nation, still continue to water them with the dews/ of heaven, and make the inhabitants of every de-/-nomination participate in the temporal and spiritual/ blessings of that people, whose God is the Eternal Lord."/ <text:s/>That pious wish of the founder of the greatest Repu-/-blic has been fulfilled. <text:s/>The seed of Abraham has/ struck root in these genial regions and grown richly/ fruitful. <text:s/>Admit it, prejudice against </text:span><text:span text:style-name="T3">the Jew our people</text:span><text:span text:style-name="T6">/ the Jew exists here also. <text:s/></text:span><text:span text:style-name="T3">and</text:span><text:span text:style-name="T6"> We notice it especially as it creeps out of its hiding place each/ summer season. <text:s/>How can it be fought against? <text:s/>Are/ polemics the weapons we shall resort to? <text:s/>Recrimi-/-nations </text:span><text:span text:style-name="T3">and re to</text:span><text:span text:style-name="T6"> against criminations, remonstrances and retalia-/-tions? <text:s/>Not so. <text:s/>We may disarm prejudice, first,/ by a procedure perfectly consistent, avoiding tables/ against which Mosaism protests. <text:s/>Secondly, by an at-/-titude proving a high degree of self-respect, which/ must challenge public respect. <text:s/>In France, Christ-/-ians do not scruple openly to disregard all the rules of/ their faith. <text:s/></text:span><text:span text:style-name="T3">Unfortunately</text:span><text:span text:style-name="T6"> Generally a</text:span><text:span text:style-name="T3">s</text:span><text:span text:style-name="T6"> spirit of incredulity/</text:span></text:p>
      <text:p text:style-name="P4"><text:span text:style-name="T6"/></text:p>
      <text:p text:style-name="P4"><text:span text:style-name="T6">[Page 8]</text:span></text:p>
      <text:p text:style-name="P4"><text:span text:style-name="T6">is astir there, </text:span><text:span text:style-name="T3">among all classes,</text:span><text:span text:style-name="T6"> and the/ sensible ones who see in the discarding of religious/ restraints great dangers looming up, sound the tocsin./</text:span></text:p>
      <text:p text:style-name="P4"><text:span text:style-name="T6">In Paris it has been found necessary to organize an/ anti-atheistical society, of which our illustrious Octo-/-generian fellow-religionist--Adolph Francel--is the chosen President./ <text:s/>But in America </text:span><text:span text:style-name="T3">reverence for</text:span><text:span text:style-name="T6"> attachment to religion, commands the/ regard of even those who do not follow its ceremonial precepts. <text:s/>Our peo-/-ple, when away from home, mostly neglect the ob-/-servances of their belief, and some leave behind the sense/ of propriety which demands deference to our neighbors'/ opinion. <text:s/>The Jewish Sabbath and the Christian/ Sunday find them engaged in doubtful amusements./ <text:s/>In more than one instance the retiring habits, charac-/-teristic of our mothers, are exchanged for a self-assert-/-ion that ill-becomes mannerly persons. <text:s/>Then the loud/ converse, the untidy or gaudy attire, the game and/ the drink; all that conspires to attract unfavorably,/ and </text:span><text:span text:style-name="T3">breed</text:span><text:span text:style-name="T6"> create antipathies. <text:s/>Ill-bred persons are met/ in every class of society. <text:s/>They will be shunned, but/ not pointed at as votaries of a creed denounced as encouraging/</text:span></text:p>
      <text:p text:style-name="P4"><text:span text:style-name="T6"/></text:p>
      <text:p text:style-name="P4"><text:span text:style-name="T6">[Page 9]</text:span></text:p>
      <text:p text:style-name="P4"><text:soft-page-break/><text:span text:style-name="T6">vulgarity. <text:s/>We know that it</text:span><text:span text:style-name="T3">s</text:span><text:span text:style-name="T6"> is a wofully[sic!]/ </text:span><text:span text:style-name="T3">worn</text:span><text:span text:style-name="T6"> wrong construction, that it is a libel against Ju-/-daism which requires of its adherents a modest and consi-/-derate demeanour [Hebrew]/ "Be exceedingly humble-minded before every person"/ <text:s/>But it is not enough that we know it to be really so. <text:s/>We must/ show it beyond peradventure. <text:s/>And I would be remiss/ in my duty if I denied that the conduct of some/ of us does provoke</text:span><text:span text:style-name="T3">s</text:span><text:span text:style-name="T6"> adverse criticism, and reflect</text:span><text:span text:style-name="T3">s</text:span><text:span text:style-name="T6"> on the/ reputation of our sacred faith. <text:s/>On this Sabbath/ when two young brothers of ours attain their reli-/-gious majority, let me beg of them to be extreme-/-ly chary that their deportment hereafter and as long as they live may not imperil/ our good name, but that through them Israel/ may be exalted, and </text:span><text:span text:style-name="T3">considered</text:span><text:span text:style-name="T6"> declared worthy of the/ liberty and independence </text:span><text:span text:style-name="T3">here</text:span><text:span text:style-name="T6"> enjoyed in this match-/-less </text:span><text:span text:style-name="T3">land Republic</text:span><text:span text:style-name="T6"> Republic./ <text:s/>(Here an address to the two Bar Mitzva followed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6T13:55:19.19</meta:creation-date>
    <meta:document-statistic meta:table-count="0" meta:image-count="0" meta:object-count="0" meta:page-count="5" meta:paragraph-count="83" meta:word-count="1835" meta:character-count="11798"/>
    <dc:date>2012-08-16T15:14:44.02</dc:date>
    <dc:creator>Penn Libraries</dc:creator>
    <meta:editing-duration>PT00H13M23S</meta:editing-duration>
    <meta:editing-cycles>1</meta:editing-cycles>
    <meta:generator>OpenOffice.org/3.2$Win32 OpenOffice.org_project/320m12$Build-9483</meta:generator>
  </office:meta>
</office:document-meta>
</file>